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3" style:family="paragraph" style:parent-style-name="Standard">
      <style:paragraph-properties fo:text-align="center" style:justify-single-word="false"/>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weight="normal" fo:background-color="transparent" style:font-weight-asian="normal" style:font-weight-complex="normal"/>
    </style:style>
    <style:style style:name="P6" style:family="paragraph" style:parent-style-name="Heading_20_1">
      <style:paragraph-properties fo:break-before="page"/>
    </style:style>
    <style:style style:name="P7" style:family="paragraph" style:parent-style-name="Contents_20_Heading">
      <style:paragraph-properties fo:break-before="page"/>
    </style:style>
    <style:style style:name="P8" style:family="paragraph" style:parent-style-name="Contents_20_2">
      <style:paragraph-properties>
        <style:tab-stops>
          <style:tab-stop style:position="6.4957in" style:type="right" style:leader-style="dotted" style:leader-text="."/>
        </style:tab-stops>
      </style:paragraph-properties>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Text_20_body" style:list-style-name="L1"/>
    <style:style style:name="T1" style:family="text">
      <style:text-properties fo:font-size="18pt" fo:font-weight="normal" style:font-size-asian="18pt" style:font-weight-asian="normal" style:font-size-complex="18pt" style:font-weight-complex="normal"/>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7346in" text:min-label-width="0.25in"/>
        <style:text-properties style:font-name="StarSymbol"/>
      </text:list-level-style-bullet>
      <text:list-level-style-bullet text:level="2" text:style-name="Bullet_20_Symbols" style:num-suffix="." text:bullet-char="○">
        <style:list-level-properties text:space-before="1.2346in" text:min-label-width="0.25in"/>
        <style:text-properties style:font-name="StarSymbol"/>
      </text:list-level-style-bullet>
      <text:list-level-style-bullet text:level="3" text:style-name="Bullet_20_Symbols" style:num-suffix="." text:bullet-char="■">
        <style:list-level-properties text:space-before="1.7346in" text:min-label-width="0.25in"/>
        <style:text-properties style:font-name="StarSymbol"/>
      </text:list-level-style-bullet>
      <text:list-level-style-bullet text:level="4" text:style-name="Bullet_20_Symbols" style:num-suffix="." text:bullet-char="●">
        <style:list-level-properties text:space-before="2.2346in" text:min-label-width="0.25in"/>
        <style:text-properties style:font-name="StarSymbol"/>
      </text:list-level-style-bullet>
      <text:list-level-style-bullet text:level="5" text:style-name="Bullet_20_Symbols" style:num-suffix="." text:bullet-char="○">
        <style:list-level-properties text:space-before="2.7346in" text:min-label-width="0.25in"/>
        <style:text-properties style:font-name="StarSymbol"/>
      </text:list-level-style-bullet>
      <text:list-level-style-bullet text:level="6" text:style-name="Bullet_20_Symbols" style:num-suffix="." text:bullet-char="■">
        <style:list-level-properties text:space-before="3.2346in" text:min-label-width="0.25in"/>
        <style:text-properties style:font-name="StarSymbol"/>
      </text:list-level-style-bullet>
      <text:list-level-style-bullet text:level="7" text:style-name="Bullet_20_Symbols" style:num-suffix="." text:bullet-char="●">
        <style:list-level-properties text:space-before="3.7346in" text:min-label-width="0.25in"/>
        <style:text-properties style:font-name="StarSymbol"/>
      </text:list-level-style-bullet>
      <text:list-level-style-bullet text:level="8" text:style-name="Bullet_20_Symbols" style:num-suffix="." text:bullet-char="○">
        <style:list-level-properties text:space-before="4.2346in" text:min-label-width="0.25in"/>
        <style:text-properties style:font-name="StarSymbol"/>
      </text:list-level-style-bullet>
      <text:list-level-style-bullet text:level="9" text:style-name="Bullet_20_Symbols" style:num-suffix="." text:bullet-char="■">
        <style:list-level-properties text:space-before="4.7346in" text:min-label-width="0.25in"/>
        <style:text-properties style:font-name="StarSymbol"/>
      </text:list-level-style-bullet>
      <text:list-level-style-bullet text:level="10" text:style-name="Bullet_20_Symbols" style:num-suffix="." text:bullet-char="●">
        <style:list-level-properties text:space-before="5.2346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MA.SI</text:p>
      <text:p text:style-name="P2"/>
      <text:p text:style-name="P3"><text:span text:style-name="T1">Get Involved</text:span> </text:p>
      <text:p text:style-name="P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Table of Contents</text:p>
          </text:index-title>
          <text:p text:style-name="P9">1.Purpose<text:tab/>3</text:p>
          <text:p text:style-name="P9">2.Overview<text:tab/>3</text:p>
          <text:p text:style-name="P9">3.Developing<text:tab/>3</text:p>
          <text:p text:style-name="P8">3.1.Prerequisites<text:tab/>3</text:p>
          <text:p text:style-name="P8">3.2.Getting the source code<text:tab/>3</text:p>
          <text:p text:style-name="P8">3.3.Writing Code <text:tab/>3</text:p>
          <text:p text:style-name="P8">3.4.Committing <text:s/>Code<text:tab/>4</text:p>
          <text:p text:style-name="P9">4.Testing<text:tab/>4</text:p>
          <text:p text:style-name="P9">5.Design<text:tab/>4</text:p>
        </text:index-body>
      </text:table-of-content>
      <text:p text:style-name="P3"/>
      <text:h text:style-name="P6" text:outline-level="1">Purpose</text:h>
      <text:p text:style-name="Text_20_body"><text:tab/>The purpose of this document is to provide information on how to start contributing for PRO.MA.SI.</text:p>
      <text:h text:style-name="Heading_20_1" text:outline-level="1">Overview</text:h>
      <text:p text:style-name="Text_20_body"><text:tab/>In order to contribute to PRO.MA.SI you must first read the documents about the project. You can download the documents via SVN see <text:a xlink:type="simple" xlink:href="#3.2.Getting the source code|outline">“Getting the source code”</text:a> . Once you read the documents and understand the purpose of the project you can start contributing in any of the following sections:</text:p>
      <text:list text:style-name="L1">
        <text:list-item>
          <text:p text:style-name="P10"><text:span text:style-name="T6">Developing</text:span> : Contribute to the project by adding new features or by fixing bugs. </text:p>
        </text:list-item>
        <text:list-item>
          <text:p text:style-name="P10"><text:span text:style-name="T6">Testing</text:span> : Contribute to the project by testing and reporting bugs.</text:p>
        </text:list-item>
        <text:list-item>
          <text:p text:style-name="P10"><text:span text:style-name="T6">Design</text:span> : Contribute to the project by creating mockups for the UI.</text:p>
        </text:list-item>
      </text:list>
      <text:h text:style-name="Heading_20_1" text:outline-level="1">Developing</text:h>
      <text:h text:style-name="Heading_20_2" text:outline-level="2">Prerequisites</text:h>
      <text:p text:style-name="Text_20_body"><text:tab/>In order to start developing for PRO.MA.SI you must first read the Development document in the documents folder. This document describes the libraries and tools used in PRO.MA.SI.</text:p>
      <text:h text:style-name="Heading_20_2" text:outline-level="2">Getting the source code</text:h>
      <text:p text:style-name="Text_20_body"><text:tab/>To get the source code use the eclipse IDE. Create a new SVN repository with the following URL : <text:span text:style-name="T4">http://promasi.googlecode.com/svn/trunk/ promasi </text:span></text:p>
      <text:p text:style-name="P4">From the head, checkout the PRO.MA.SI project. Right now only anonymous access is allowed meaning that you will be able to make changes but not commit them.</text:p>
      <text:h text:style-name="Heading_20_2" text:outline-level="2">Writing Code<text:tab/></text:h>
      <text:p text:style-name="Text_20_body"><text:span text:style-name="T2"><text:tab/>When writing code you must follow the guidelines in the programming guidelines document. In order to minimize this effort a Promasi_Formatter.xml has been created. This XML is an eclipse configuration on how to format code, to import it into eclipse go to <text:line-break/>Window-&gt;Preferences in the preference window go to Java-&gt;Code Style-&gt;Formatter, click import and select the XML file. Make sure that when you save a java file the code is formatted. To enable that go in the preferences window and go to Java-&gt;Editor-&gt;Save Actions and enable the format source code and the organize imports. This will make sure that your code has the proper layout</text:span><text:span text:style-name="T3">. In order to check the style of your code(naming conventions etc) the </text:span><text:a xlink:type="simple" xlink:href="http://eclipse-cs.sourceforge.net/"><text:span text:style-name="T3">checkstyle</text:span></text:a><text:span text:style-name="T3"> <text:s/>plug-in will be used. There is a “Promasi_Checkstyle.xml” to import it to checkstyle go to Window-&gt;Preferences in the preference window go to Checkstyle and click New... in the type select the external configuration file. To use the specified xml in the project go to the project properties to the checkstyle configuration and select the PROMASI profile and <text:s/>check “Checkstyle active for this project”.</text:span></text:p>
      <text:p text:style-name="P5"/>
      <text:h text:style-name="Heading_20_2" text:outline-level="2">Committing <text:s/>Code</text:h>
      <text:p text:style-name="Text_20_body"><text:tab/>Right now only anonymous access is allowed in the repository, if you have any changes and want to send add them to PRO.MA.SI, you must create a patch and send it via email to <text:soft-page-break/><text:a xlink:type="simple" xlink:href="mailto:dev@promasi.gr">dev@promasi.gr</text:a> . Make sure that the subject <text:span text:style-name="T7">the following format</text:span> “Development: <text:span text:style-name="T5">description</text:span><text:span text:style-name="T7">”.</text:span>After that an email will be send back about the changes, letting you know if the changes will be added. In order to create a patch in eclipse select the file that was changed right click Team-&gt;Create Patch... and select the file you want to save the patch, this will save a txt file that describes the changes in the source code.</text:p>
      <text:h text:style-name="Heading_20_1" text:outline-level="1">Testing</text:h>
      <text:p text:style-name="Text_20_body"><text:tab/>If you are using PRO.MA.SI you are already a tester, if you find any bugs please report them at <text:a xlink:type="simple" xlink:href="mailto:dev@promasi.gr">dev@promasi.gr</text:a> <text:s/>Template in the Documents/Template folder. Make sure that the subject <text:span text:style-name="T7">the following format</text:span> “Testing: <text:span text:style-name="T5">description</text:span><text:span text:style-name="T7">”.</text:span> If you want to devote time on testing you can download the test cases from the Documents/Test Cases and test them to check if PRO.MA.SI behaves according to the test case. You can create your own test cases using the Test_Case_Template in the Documents/Template folder and send it via email. If you have experience as a developer you can write unit tests. Unit tests are written using <text:a xlink:type="simple" xlink:href="http://www.junit.org/">junit</text:a> test framework. In order to write junit tests you must download the source code see <text:a xlink:type="simple" xlink:href="#3.2.Getting the source code|outline">“Getting the source code”,</text:a> each module has its own test case source folder(suffixed with _Tests) you are going to find existing unit cases there. If you modify a unit class or create a new one you can send it back by creating a patch as described in <text:s/><text:a xlink:type="simple" xlink:href="#3.4.Committing  Code|outline">"Committing Code”.</text:a> <text:s text:c="2"/></text:p>
      <text:h text:style-name="Heading_20_1" text:outline-level="1">Design</text:h>
      <text:p text:style-name="Text_20_body"><text:tab/>You can create new UI, icons etc and send them to <text:a xlink:type="simple" xlink:href="mailto:dev@promasi.gr">dev@promasi.gr</text:a> . Make sure that the subject <text:span text:style-name="T7">the following format</text:span> “Design: <text:span text:style-name="T5">description</text:span><text:span text:style-name="T7">”. If you are a swing developer you can download the source code see</text:span> <text:a xlink:type="simple" xlink:href="#3.2.Getting the source code|outline"><text:span text:style-name="T7">"Getting the source code"</text:span></text:a> and create a new UI at org.promasi.ui.mockups package and send it back by creating a patch as described in <text:a xlink:type="simple" xlink:href="#3.4.Committing  Code|outline">“Committing Code”</text:a>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margin-left="0.75in" fo:margin-right="0in" fo:text-indent="-0.25in" style:auto-text-indent="false" fo:background-color="transparent">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suffix="." style:num-format="1">
        <style:list-level-properties text:min-label-distance="0.15in"/>
      </text:outline-level-style>
      <text:outline-level-style text:level="2" style:num-suffix="." style:num-format="1" text:display-levels="2">
        <style:list-level-properties text:space-before="0.5in" text:min-label-width="0.25in"/>
      </text:outline-level-style>
      <text:outline-level-style text:level="3" text:style-name="Numbering_20_Symbols" style:num-prefix=" " style:num-suffix=" " style:num-format="1" text:display-levels="3">
        <style:list-level-properties text:space-before="0.75in" text:min-label-width="0.25in"/>
      </text:outline-level-style>
      <text:outline-level-style text:level="4" text:style-name="Numbering_20_Symbols" style:num-prefix=" " style:num-suffix=" " style:num-format="1" text:display-levels="4">
        <style:list-level-properties text:space-before="1in" text:min-label-width="0.25in"/>
      </text:outline-level-style>
      <text:outline-level-style text:level="5" text:style-name="Numbering_20_Symbols" style:num-prefix=" " style:num-suffix=" " style:num-format="1" text:display-levels="5">
        <style:list-level-properties text:space-before="1.25in" text:min-label-width="0.25in"/>
      </text:outline-level-style>
      <text:outline-level-style text:level="6" text:style-name="Numbering_20_Symbols" style:num-prefix=" " style:num-suffix=" " style:num-format="1" text:display-levels="6">
        <style:list-level-properties text:space-before="1.5in" text:min-label-width="0.25in"/>
      </text:outline-level-style>
      <text:outline-level-style text:level="7" text:style-name="Numbering_20_Symbols" style:num-prefix=" " style:num-suffix=" " style:num-format="1" text:display-levels="7">
        <style:list-level-properties text:space-before="1.75in" text:min-label-width="0.25in"/>
      </text:outline-level-style>
      <text:outline-level-style text:level="8" text:style-name="Numbering_20_Symbols" style:num-prefix=" " style:num-suffix=" " style:num-format="1" text:display-levels="8">
        <style:list-level-properties text:space-before="2in" text:min-label-width="0.25in"/>
      </text:outline-level-style>
      <text:outline-level-style text:level="9" text:style-name="Numbering_20_Symbols" style:num-prefix=" " style:num-suffix=" " style:num-format="1" text:display-levels="9">
        <style:list-level-properties text:space-before="2.25in" text:min-label-width="0.25in"/>
      </text:outline-level-style>
      <text:outline-level-style text:level="10" text:style-name="Numbering_20_Symbols" style:num-prefix=" " style:num-suffix=" " style:num-format="1" text:display-levels="10">
        <style:list-level-properties text:space-before="2.5in" text:min-label-width="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Edward Elric</meta:initial-creator>
    <meta:creation-date>2008-11-09T23:04:31</meta:creation-date>
    <dc:creator>Edward Elric</dc:creator>
    <dc:date>2009-03-24T19:58:08</dc:date>
    <meta:editing-cycles>130</meta:editing-cycles>
    <meta:editing-duration>PT3H31M14S</meta:editing-duration>
    <meta:user-defined meta:name="Info 1"/>
    <meta:user-defined meta:name="Info 2"/>
    <meta:user-defined meta:name="Info 3"/>
    <meta:user-defined meta:name="Info 4"/>
    <meta:document-statistic meta:table-count="0" meta:image-count="0" meta:object-count="0" meta:page-count="4" meta:paragraph-count="33" meta:word-count="764" meta:character-count="4427"/>
  </office:meta>
</office:document-meta>
</file>